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10: <text:line-break/>Client-Server III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3-07T20:02:41Z</dc:date>
    <meta:print-date>2017-10-04T10:42:29Z</meta:print-date>
    <meta:editing-cycles>500</meta:editing-cycles>
    <meta:editing-duration>PT690686S</meta:editing-duration>
    <meta:document-statistic meta:paragraph-count="4" meta:word-count="15"/>
  </office:meta>
</office:document-meta>
</file>